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1" style:family="paragraph" style:parent-style-name="Heading_20_1">
      <style:text-properties style:font-name="Times New Roman"/>
    </style:style>
    <style:style style:name="P22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3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mória Virtual<text:line-break/>Caso de Uso: Excluir Bem Patrimonial</text:p>
      <text:h text:style-name="P21" text:outline-level="1">Breve Descrição</text:h>
      <text:p text:style-name="P7">Este caso de uso permite ao catalogador excluir o cadastro de um Bem patrimonial do sistema.</text:p>
      <text:h text:style-name="P21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.</text:span></text:h>
      <text:h text:style-name="P21" text:outline-level="1">Pré-condições</text:h>
      <text:p text:style-name="P7">O usuário estar logado no sistema.</text:p>
      <text:p text:style-name="P7">O Bem Patrimonial que se deseja excluir estar cadastrado no sistema.</text:p>
      <text:h text:style-name="P21" text:outline-level="1">Fluxo Básico de eventos</text:h>
      <text:list xml:id="list200443516" text:style-name="WW8Num7">
        <text:list-item text:start-value="1">
          <text:p text:style-name="P22"><text:s/>O Catalogador seleciona a opção “Excluir Bem Patrimonial”;</text:p>
        </text:list-item>
        <text:list-item>
          <text:p text:style-name="P22">O sistema exibe uma tela contendo:</text:p>
          <text:list>
            <text:list-item>
              <text:list>
                <text:list-header>
                  <text:p text:style-name="P23"><text:span text:style-name="T10"><text:s/>- campo para inserir “Título” para buscar o Bem Patrimonial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24"><text:s text:c="27"/>- opção “Confirmar” para confirmar <text:s/>a exclusão;</text:p>
                      <text:p text:style-name="P25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<text:span text:style-name="Fonte_20_parág._20_padrão"><text:span text:style-name="T10"><text:s/><text:tab/> <text:s text:c="6"/>4. <text:s text:c="2"/>O sistema o verifica se o bem está associado com outros bens patrimoniais e exibe:</text:span></text:span></text:p>
                                              <text:p text:style-name="P28"><text:span text:style-name="Fonte_20_parág._20_padrão"><text:span text:style-name="T10"><text:s/><text:tab/>- mensagem: 'Este bem Patrimonial está relacionado com os seguintes: &lt;título do bem patrimonial relacionado ou lista de bens relacionados&gt; </text:span></text:span></text:p>
                                              <text:p text:style-name="P28"><text:span text:style-name="Fonte_20_parág._20_padrão"><text:span text:style-name="T10"><text:s/><text:tab/>- opção 'Excluir Somente esse Bem Patrimonial' para confirmar a exclusão de apenas um bem patrimonial. </text:span></text:span></text:p>
                                              <text:p text:style-name="P28"><text:span text:style-name="Fonte_20_parág._20_padrão"><text:span text:style-name="T10"><text:s/><text:tab/>- opção 'Excluir todos os Bens Relacionados' para confirmar a exclusão de todos os bens relacionados àquele bem patrimonial.</text:span></text:span></text:p>
                                              <text:p text:style-name="P28"><text:span text:style-name="Fonte_20_parág._20_padrão"><text:span text:style-name="T10"><text:s/><text:tab/>-opção 'Cancelar Exclusão' para cancelar a exclusão.</text:span></text:span></text:p>
                                              <text:p text:style-name="P28"><text:span text:style-name="Fonte_20_parág._20_padrão"><text:span text:style-name="T10">5. O Catalogador seleciona a opção 'Confirmar'.</text:span></text:span></text:p>
                                              <text:p text:style-name="P28"><text:span text:style-name="Fonte_20_parág._20_padrão"><text:span text:style-name="T10">6. O sistema exibe mensagem:</text:span></text:span></text:p>
                                              <text:p text:style-name="P28"><text:span text:style-name="Fonte_20_parág._20_padrão"><text:span text:style-name="T10"><text:s/><text:tab/>'Bem Patrimonial excluído com sucesso'</text:span></text:span></text:p>
                                              <text:p text:style-name="P28"><text:span text:style-name="Fonte_20_parág._20_padrão"><text:span text:style-name="T10">7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21" text:outline-level="1">Fluxos Alternativos</text:h>
      <text:p text:style-name="P10">Fluxo Alternativo 1</text:p>
      <text:p text:style-name="P8"><text:soft-page-break/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1.<text:tab/>O sistema exibe a mensagem “Bem Patrimonial não encontrado”;</text:p>
      <text:list xml:id="list11764343152" text:style-name="L1">
        <text:list-item>
          <text:list>
            <text:list-item>
              <text:list>
                <text:list-item>
                  <text:p text:style-name="P29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5 do fluxo básico o usuário seleciona a opção “Cancelar Exclusão”, então: </text:span></text:span></text:p>
      <text:p text:style-name="P12"><text:tab/> <text:s text:c="2"/>1. O Bem Patrimonial não é excluído do sistema;</text:p>
      <text:p text:style-name="P14"><text:tab/> <text:s text:c="2"/>2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/>
      <text:h text:style-name="P21" text:outline-level="1">Pós-condições</text:h>
      <text:p text:style-name="Standard"/>
      <text:list xml:id="list14521536471" text:style-name="L2">
        <text:list-item>
          <text:list>
            <text:list-item>
              <text:p text:style-name="P18">Fluxo Básico: O cadastro do bem é excluído do sistema .</text:p>
            </text:list-item>
            <text:list-item>
              <text:p text:style-name="P18">Fluxo Alternativo 1: Não ocorre alteração na base de dados do sistema.</text:p>
            </text:list-item>
            <text:list-item>
              <text:p text:style-name="P18">Fluxo Alternativo 2: Não ocorre alteração na base de dados do sistema.</text:p>
            </text:list-item>
            <text:list-item>
              <text:p text:style-name="P18">Fluxo Alternativo 3: Não ocorre alteração na base de dados <text:s/>do sistema. </text:p>
            </text:list-item>
            <text:list-item>
              <text:p text:style-name="P19">Fluxo Alternativo 4: Não ocorre alteração na base de dados do sistema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26</meta:editing-cycles>
    <meta:editing-duration>PT1H2M48S</meta:editing-duration>
    <meta:generator>LibreOffice/3.5$Linux_X86_64 LibreOffice_project/350m1$Build-2</meta:generator>
    <dc:date>2012-06-20T13:51:57</dc:date>
    <dc:creator>Thais </dc:creator>
    <meta:document-statistic meta:table-count="2" meta:image-count="1" meta:object-count="0" meta:page-count="2" meta:paragraph-count="52" meta:word-count="554" meta:character-count="3049" meta:non-whitespace-character-count="2700"/>
  </office:meta>
</office:document-meta>
</file>